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2"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4"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font-name="Times New Roman" fo:language="fr" fo:country="FR"/>
    </style:style>
    <style:style style:name="P6" style:family="paragraph" style:parent-style-name="Standard">
      <style:paragraph-properties fo:text-align="end" style:justify-single-word="false"/>
      <style:text-properties style:font-name="Times New Roman" fo:language="fr" fo:country="FR"/>
    </style:style>
    <style:style style:name="P7" style:family="paragraph" style:parent-style-name="Standard">
      <style:paragraph-properties fo:text-align="start" style:justify-single-word="false"/>
      <style:text-properties style:font-name="Times New Roman" fo:language="fr" fo:country="FR"/>
    </style:style>
    <style:style style:name="P8"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9" style:family="paragraph" style:parent-style-name="Standard">
      <style:paragraph-properties style:text-autospace="none"/>
      <style:text-properties style:use-window-font-color="true" style:font-name="Times New Roman" fo:font-size="12pt" style:font-name-asian="Helvetica" style:font-size-asian="12pt" style:font-name-complex="Helvetica" style:font-size-complex="12pt"/>
    </style:style>
    <style:style style:name="P10" style:family="paragraph" style:parent-style-name="Standard">
      <style:paragraph-properties fo:text-align="justify" style:justify-single-word="false"/>
      <style:text-properties style:use-window-font-color="true" style:font-name="Times New Roman" fo:font-size="12pt" style:font-name-asian="Helvetica" style:font-size-asian="12pt" style:font-name-complex="Helvetica" style:font-size-complex="12pt"/>
    </style:style>
    <style:style style:name="P11" style:family="paragraph" style:parent-style-name="Standard">
      <style:paragraph-properties fo:text-align="justify" style:justify-single-word="false" style:text-autospace="none"/>
      <style:text-properties style:font-name="Times New Roman" fo:language="fr" fo:country="FR"/>
    </style:style>
    <style:style style:name="P12" style:family="paragraph" style:parent-style-name="Standard">
      <style:paragraph-properties fo:text-align="justify" style:justify-single-word="false"/>
      <style:text-properties style:font-name="Times New Roman"/>
    </style:style>
    <style:style style:name="T1" style:family="text">
      <style:text-properties fo:color="#000000" fo:font-size="12pt" style:font-name-asian="TimesNewRomanPSMT" style:font-size-asian="12pt" style:font-name-complex="TimesNewRomanPSMT" style:font-size-complex="12pt"/>
    </style:style>
    <style:style style:name="T2" style:family="text">
      <style:text-properties style:use-window-font-color="true" fo:font-size="12pt" style:font-name-asian="Helvetica" style:font-size-asian="12pt" style:font-name-complex="Helvetica" style:font-size-complex="12pt"/>
    </style:style>
    <style:style style:name="T3"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autron, le 6 avril 2014</text:p>
      <text:p text:style-name="P7">Xavier Loizeau</text:p>
      <text:p text:style-name="P7">7 Rue des Rosiers,</text:p>
      <text:p text:style-name="P7">44880, Sautron</text:p>
      <text:p text:style-name="P5">06.58.66.51.81</text:p>
      <text:p text:style-name="P5"/>
      <text:p text:style-name="P6"/>
      <text:p text:style-name="P5"/>
      <text:p text:style-name="P5"/>
      <text:p text:style-name="P5"/>
      <text:p text:style-name="P5"/>
      <text:p text:style-name="P5"/>
      <text:p text:style-name="P5"><text:tab/>Madame, Monsieur,</text:p>
      <text:p text:style-name="P5"/>
      <text:p text:style-name="P10"><text:span text:style-name="T3">Actuellement étudiant ingénieur de deuxième année à l'ENSAI, j'ai l'honneur de vous présenter ma candidature au stage que vous avez proposé.</text:span></text:p>
      <text:p text:style-name="P9"/>
      <text:p text:style-name="P11"><text:span text:style-name="T2">À la pointe en terme de recherche statistique, le CREST serait pour moi une structure idéale pour réaliser mon stage. De plus, la problématique que vous proposez, mêlant traitement de l'image et informatique m'intéresse particulièrement.</text:span></text:p>
      <text:p text:style-name="P12"><text:span text:style-name="T1"/></text:p>
      <text:p text:style-name="P12"><text:span text:style-name="T1">En effet, je souhaiterais suivre, l'année prochaine, la filière Génie Statistique de l'ENSAI, qui est, en partie, composée de cours portant sur le traitement de l'image me semblant particulièrement intéressants. De plus, l'éventualité de compléter ma formation par un master recherche en statistique proposé par l'université de Rennes1 me paraît très intéressante et en accord avec mes centres d'intérêt. </text:span></text:p>
      <text:p text:style-name="P12"><text:span text:style-name="T1">Ce stage est donc tout à fait en accord avec mes ambitions pour l'année prochaine et futures puisque l'un des secteurs d'activité m'intéressant le plus est l'industrie et les nouvelles technologies.</text:span></text:p>
      <text:p text:style-name="P12"><text:span text:style-name="T1"/></text:p>
      <text:p text:style-name="P12"><text:span text:style-name="T1">En tant qu'élève à l'ENSAI, je connais bien l'environnement de travail que sera celui de ce stage. De plus, la formation que j'y reçoit me permet, je pense, d'avoir quelques prérequis pour ce stage et mes ambitions pour l'année prochaine seront pour moi source d'une grande motivation pour assimiler les connaissances de traitement de l'image nécessaire à ce stage.</text:span></text:p>
      <text:p text:style-name="P5"/>
      <text:p text:style-name="P1">Je reste à votre entière disposition pour toute information complémentaire que vous jugeriez utile.</text:p>
      <text:p text:style-name="P8"/>
      <text:p text:style-name="P2">Vous en remerciant par avance,</text:p>
      <text:p text:style-name="P2">Veuillez agréer, Madame, Monsieur, l'expression de mes salutations les plus distinguées.</text:p>
      <text:p text:style-name="P3"/>
      <text:p text:style-name="P4"/>
      <text:p text:style-name="P4"/>
      <text:p text:style-name="P4"><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04-07T14:26:01</dc:date>
    <dc:creator>Xavier Loizeau</dc:creator>
    <meta:editing-duration>PT2H31M51S</meta:editing-duration>
    <meta:editing-cycles>8</meta:editing-cycles>
    <meta:generator>OpenOffice.org/3.4.1$Unix OpenOffice.org_project/341m1$Build-9593</meta:generator>
    <meta:document-statistic meta:table-count="0" meta:image-count="0" meta:object-count="0" meta:page-count="1" meta:paragraph-count="15" meta:word-count="253" meta:character-count="1683"/>
  </office:meta>
</office:document-meta>
</file>